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0.5pt" fo:font-weight="bold" officeooo:rsid="0009a117" officeooo:paragraph-rsid="0009a117" style:font-size-asian="10.5pt" style:font-weight-asian="bold" style:font-size-complex="10.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.5pt" fo:font-weight="bold" officeooo:rsid="0009a117" officeooo:paragraph-rsid="000c6954" style:font-size-asian="10.5pt" style:font-weight-asian="bold" style:font-size-complex="10.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.5pt" fo:font-weight="bold" officeooo:rsid="0009a87d" officeooo:paragraph-rsid="0009a87d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0.5pt" fo:font-weight="normal" officeooo:rsid="0009a87d" officeooo:paragraph-rsid="0009a87d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0.5pt" officeooo:rsid="0009a117" officeooo:paragraph-rsid="0009a117" style:font-size-asian="10.5pt" style:font-size-complex="10.5pt"/>
    </style:style>
    <style:style style:name="P6" style:family="paragraph" style:parent-style-name="Standard">
      <style:paragraph-properties fo:text-align="start" style:justify-single-word="false"/>
      <style:text-properties style:font-name="Calibri" fo:font-size="10.5pt" fo:font-weight="bold" officeooo:rsid="0009a117" officeooo:paragraph-rsid="0009a117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10.5pt" fo:font-weight="bold" officeooo:rsid="0009a87d" officeooo:paragraph-rsid="0009a87d" style:font-size-asian="10.5pt" style:font-weight-asian="bold" style:font-size-complex="10.5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size="10.5pt" fo:font-weight="normal" officeooo:rsid="0009a117" officeooo:paragraph-rsid="0009a117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size="10.5pt" fo:font-weight="normal" officeooo:rsid="0009a87d" officeooo:paragraph-rsid="0009a87d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8pt" officeooo:rsid="0009a117" officeooo:paragraph-rsid="0009a117" style:font-size-asian="18pt" style:font-size-complex="18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Calibri" fo:font-size="10.5pt" fo:font-weight="normal" officeooo:rsid="0009a87d" officeooo:paragraph-rsid="0009a87d" style:font-size-asian="10.5pt" style:font-weight-asian="normal" style:font-size-complex="10.5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Calibri" fo:font-size="10.5pt" fo:font-weight="normal" officeooo:rsid="0009a87d" officeooo:paragraph-rsid="0009a87d" style:font-size-asian="10.5pt" style:font-weight-asian="normal" style:font-size-complex="10.5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Calibri" fo:font-size="10.5pt" fo:font-weight="normal" officeooo:rsid="0009a87d" officeooo:paragraph-rsid="0009a87d" style:font-size-asian="10.5pt" style:font-weight-asian="normal" style:font-size-complex="10.5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Calibri" fo:font-size="10.5pt" fo:font-weight="normal" officeooo:rsid="0009a87d" officeooo:paragraph-rsid="0009a87d" style:font-size-asian="10.5pt" style:font-weight-asian="normal" style:font-size-complex="10.5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0.5pt" fo:font-weight="bold" officeooo:rsid="0009a87d" officeooo:paragraph-rsid="0009a87d" style:font-size-asian="10.5pt" style:font-weight-asian="bold" style:font-size-complex="10.5pt" style:font-weight-complex="bold"/>
    </style:style>
    <style:style style:name="T1" style:family="text">
      <style:text-properties style:font-name="Calibri"/>
    </style:style>
    <style:style style:name="T2" style:family="text">
      <style:text-properties style:font-name="Calibri" fo:font-weight="normal" style:font-weight-asian="normal" style:font-weight-complex="normal"/>
    </style:style>
    <style:style style:name="T3" style:family="text">
      <style:text-properties style:font-name="Calibri" fo:font-weight="normal" officeooo:rsid="000b389f" style:font-weight-asian="normal" style:font-weight-complex="normal"/>
    </style:style>
    <style:style style:name="T4" style:family="text">
      <style:text-properties style:font-name="Calibri" fo:font-weight="normal" officeooo:rsid="000c6954" style:font-weight-asian="normal" style:font-weight-complex="normal"/>
    </style:style>
    <style:style style:name="T5" style:family="text">
      <style:text-properties style:font-name="Calibri" fo:font-weight="normal" officeooo:rsid="000da372" style:font-weight-asian="normal" style:font-weight-complex="normal"/>
    </style:style>
    <style:style style:name="T6" style:family="text">
      <style:text-properties style:font-name="Calibri" fo:font-weight="normal" officeooo:rsid="000feb81" style:font-weight-asian="normal" style:font-weight-complex="normal"/>
    </style:style>
    <style:style style:name="T7" style:family="text">
      <style:text-properties style:font-name="Calibri" fo:font-weight="normal" officeooo:rsid="00129742" style:font-weight-asian="normal" style:font-weight-complex="normal"/>
    </style:style>
    <style:style style:name="T8" style:family="text">
      <style:text-properties style:font-name="Calibri" fo:font-weight="bold" style:font-weight-asian="bold" style:font-weight-complex="bold"/>
    </style:style>
    <style:style style:name="T9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Calibri" officeooo:rsid="000feb81"/>
    </style:style>
    <style:style style:name="T11" style:family="text">
      <style:text-properties officeooo:rsid="000feb81"/>
    </style:style>
    <style:style style:name="T12" style:family="text">
      <style:text-properties officeooo:rsid="0010c315"/>
    </style:style>
    <style:style style:name="T13" style:family="text">
      <style:text-properties officeooo:rsid="0013bb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528in" fo:text-indent="-0.25in" fo:margin-left="0.852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028in" fo:text-indent="-0.25in" fo:margin-left="1.102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528in" fo:text-indent="-0.25in" fo:margin-left="1.352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028in" fo:text-indent="-0.25in" fo:margin-left="1.602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528in" fo:text-indent="-0.25in" fo:margin-left="1.852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028in" fo:text-indent="-0.25in" fo:margin-left="2.102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528in" fo:text-indent="-0.25in" fo:margin-left="2.352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028in" fo:text-indent="-0.25in" fo:margin-left="2.602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528in" fo:text-indent="-0.25in" fo:margin-left="2.852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028in" fo:text-indent="-0.25in" fo:margin-left="3.102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528in" fo:text-indent="-0.25in" fo:margin-left="0.852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028in" fo:text-indent="-0.25in" fo:margin-left="1.102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528in" fo:text-indent="-0.25in" fo:margin-left="1.352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028in" fo:text-indent="-0.25in" fo:margin-left="1.602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528in" fo:text-indent="-0.25in" fo:margin-left="1.852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028in" fo:text-indent="-0.25in" fo:margin-left="2.102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528in" fo:text-indent="-0.25in" fo:margin-left="2.352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028in" fo:text-indent="-0.25in" fo:margin-left="2.602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528in" fo:text-indent="-0.25in" fo:margin-left="2.852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028in" fo:text-indent="-0.25in" fo:margin-left="3.102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39in" fo:text-indent="-0.25in" fo:margin-left="0.8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89in" fo:text-indent="-0.25in" fo:margin-left="1.08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39in" fo:text-indent="-0.25in" fo:margin-left="1.3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89in" fo:text-indent="-0.25in" fo:margin-left="1.58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39in" fo:text-indent="-0.25in" fo:margin-left="1.8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89in" fo:text-indent="-0.25in" fo:margin-left="2.08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39in" fo:text-indent="-0.25in" fo:margin-left="2.3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89in" fo:text-indent="-0.25in" fo:margin-left="2.58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39in" fo:text-indent="-0.25in" fo:margin-left="2.8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89in" fo:text-indent="-0.25in" fo:margin-left="3.089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39in" fo:text-indent="-0.25in" fo:margin-left="0.8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89in" fo:text-indent="-0.25in" fo:margin-left="1.08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39in" fo:text-indent="-0.25in" fo:margin-left="1.3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89in" fo:text-indent="-0.25in" fo:margin-left="1.58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39in" fo:text-indent="-0.25in" fo:margin-left="1.8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89in" fo:text-indent="-0.25in" fo:margin-left="2.08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39in" fo:text-indent="-0.25in" fo:margin-left="2.3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89in" fo:text-indent="-0.25in" fo:margin-left="2.58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39in" fo:text-indent="-0.25in" fo:margin-left="2.8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89in" fo:text-indent="-0.25in" fo:margin-left="3.089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Nick Frichette</text:p>
      <text:p text:style-name="P5">Email: nfriche@ilstu.edu Website: frichetten.<text:span text:style-name="T11">com</text:span></text:p>
      <text:p text:style-name="P5"/>
      <text:p text:style-name="P6">Education</text:p>
      <text:p text:style-name="P8"><text:s text:c="8"/>Illinois State University<text:tab/><text:tab/><text:tab/><text:tab/><text:tab/><text:tab/><text:tab/> <text:s text:c="16"/>May 2017</text:p>
      <text:p text:style-name="P1"><text:span text:style-name="T2"><text:s text:c="8"/>Bachelor of Science, </text:span><text:span text:style-name="T1">Computer Science</text:span></text:p>
      <text:p text:style-name="P8"><text:s text:c="8"/>Cumulative GPA 3.<text:span text:style-name="T13">54</text:span>/4.00</text:p>
      <text:p text:style-name="P8"><text:s text:c="8"/>Major GPA 3.6<text:span text:style-name="T13">6</text:span>/4.00</text:p>
      <text:p text:style-name="P8"/>
      <text:p text:style-name="P6">Technical Skills</text:p>
      <text:p text:style-name="P1"><text:span text:style-name="T1"><text:s text:c="7"/>Languages:</text:span><text:span text:style-name="T2"> Java, Python, C, C++, PowerShell, Haskell, </text:span><text:span text:style-name="T7">SQL</text:span></text:p>
      <text:p text:style-name="P1"><text:span text:style-name="T2"><text:s text:c="8"/></text:span><text:span text:style-name="T1">Tools: </text:span><text:span text:style-name="T2">Eclipse, VIM, Visual Studio, Android Studio, Git, Fiddler, </text:span><text:span text:style-name="T5">MySQL, Firebase</text:span></text:p>
      <text:p text:style-name="P1"><text:span text:style-name="T2"><text:s text:c="8"/></text:span><text:span text:style-name="T1">Security Tools:</text:span><text:span text:style-name="T2"> Metasploit, Aircrack-ng, Hashcat, Wireshark, Burp Suite, Nessus, Qualys</text:span></text:p>
      <text:p text:style-name="P1"><text:span text:style-name="T2"><text:s text:c="8"/></text:span><text:span text:style-name="T1">Security Methodologies:</text:span><text:span text:style-name="T2"> NIST Cyber Security Framework, OWASP Top 10</text:span></text:p>
      <text:p text:style-name="P1"><text:span text:style-name="T2"><text:s text:c="8"/></text:span><text:span text:style-name="T1">Operating Systems:</text:span><text:span text:style-name="T2"> Windows 7/10, Linux (Ubuntu, Kali, Arch)</text:span></text:p>
      <text:p text:style-name="P2"><text:span text:style-name="T2"><text:s text:c="8"/></text:span><text:span text:style-name="T1">With experience in:</text:span><text:span text:style-name="T2"> Android, JavaScript, Unit Testing, XML, Threading, SDLC, HTML, </text:span></text:p>
      <text:p text:style-name="P2"><text:span text:style-name="T2"><text:s text:c="8"/>CSS, </text:span><text:span text:style-name="T4">Alg</text:span><text:span text:style-name="T2">orithmic Analysis, DNS </text:span><text:span text:style-name="T5">Exfiltration</text:span><text:span text:style-name="T2">, XSS, </text:span><text:span text:style-name="T5">Digital Ocean</text:span></text:p>
      <text:p text:style-name="P8"/>
      <text:p text:style-name="P6">Pre-Professional Experience</text:p>
      <text:p text:style-name="P1"><text:span text:style-name="T1"><text:s text:c="7"/>State Farm Insurance: Security Analyst/Developer – Co-op <text:s text:c="3"/></text:span><text:span text:style-name="T9">August 2016 – Present</text:span></text:p>
      <text:list xml:id="list614524905" text:style-name="L1">
        <text:list-item>
          <text:p text:style-name="P11">Working on Vulnerability Assessment and Management Team (Pen Test Team)</text:p>
        </text:list-item>
        <text:list-item>
          <text:p text:style-name="P11">Architecting, building, and implementing false positive vulnerability scanning tool</text:p>
        </text:list-item>
        <text:list-item>
          <text:p text:style-name="P11">Assisting with red team and penetration testing operations</text:p>
        </text:list-item>
        <text:list-item>
          <text:p text:style-name="P11">Developing security tools and software</text:p>
        </text:list-item>
        <text:list-item>
          <text:p text:style-name="P11">Planning penetration test cases</text:p>
        </text:list-item>
        <text:list-item>
          <text:p text:style-name="P11">Writing process and methodology documentation</text:p>
        </text:list-item>
        <text:list-item>
          <text:p text:style-name="P11">Coordinating with other teams to test the company’s security posture</text:p>
        </text:list-item>
      </text:list>
      <text:p text:style-name="P3"><text:span text:style-name="T2"><text:s text:c="7"/></text:span><text:span text:style-name="T1"><text:s/>State Farm Insurance: Security Analyst – Intern<text:tab/><text:tab/> <text:s text:c="4"/></text:span><text:span text:style-name="T9">May 2016 – August 2016</text:span></text:p>
      <text:list xml:id="list1886911985" text:style-name="L2">
        <text:list-item>
          <text:p text:style-name="P12">Participated in the Summer 2016 Intern Program</text:p>
        </text:list-item>
        <text:list-item>
          <text:p text:style-name="P12">Drafted security policy to protect company assets</text:p>
        </text:list-item>
        <text:list-item>
          <text:p text:style-name="P15"><text:span text:style-name="T2">Competed and was accepted into the Speech Master Class (</text:span><text:span text:style-name="T3">Top 16 out of 100+</text:span><text:span text:style-name="T2">)</text:span></text:p>
        </text:list-item>
        <text:list-item>
          <text:p text:style-name="P12">Finalist at the Intern Speech Competition</text:p>
        </text:list-item>
        <text:list-item>
          <text:p text:style-name="P12">Due to being rated a superb employee, was asked to say on as a co-op</text:p>
        </text:list-item>
      </text:list>
      <text:p text:style-name="P9"/>
      <text:p text:style-name="P7">Projects Outside of School</text:p>
      <text:p text:style-name="P3"><text:span text:style-name="T1"><text:s text:c="7"/>Github Profile: </text:span><text:span text:style-name="T2">github.com/frichetten</text:span></text:p>
      <text:p text:style-name="P9"><text:s text:c="16"/>Maintains programming projects outside of school and work including a 2D game </text:p>
      <text:p text:style-name="P9"><text:s text:c="16"/>engine, an image difference tool, Android projects, and more</text:p>
      <text:p text:style-name="P3"><text:span text:style-name="T2"><text:s text:c="8"/></text:span><text:span text:style-name="T10">Blog</text:span><text:span text:style-name="T1">:</text:span><text:span text:style-name="T2"> frichetten.</text:span><text:span text:style-name="T6">com/blog</text:span></text:p>
      <text:p text:style-name="P9"><text:s text:c="16"/><text:span text:style-name="T12">Frequently writes on a variety of topics related to programming and security</text:span> <text:s/></text:p>
      <text:p text:style-name="P9"/>
      <text:p text:style-name="P7">Campus Involvement and Extracurricular Activities</text:p>
      <text:p text:style-name="P7"><text:s text:c="7"/>ACM/AITP Technology Club</text:p>
      <text:list xml:id="list859657289" text:style-name="L3">
        <text:list-item>
          <text:p text:style-name="P13">Participated in professional development events</text:p>
        </text:list-item>
        <text:list-item>
          <text:p text:style-name="P13">Prepared for the business environment through discussion</text:p>
        </text:list-item>
        <text:list-item>
          <text:p text:style-name="P13">Networked with professionals in the technology industry</text:p>
        </text:list-item>
      </text:list>
      <text:p text:style-name="P4"><text:span text:style-name="T1"><text:s text:c="8"/></text:span><text:span text:style-name="T8">Information Technology Mentorship Program</text:span></text:p>
      <text:list xml:id="list942423185" text:style-name="L4">
        <text:list-item>
          <text:p text:style-name="P14">Mentored by a high ranking technology professional</text:p>
        </text:list-item>
        <text:list-item>
          <text:p text:style-name="P14">Considered different avenues of employment in the technology fiel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2:16:41.501953854</meta:creation-date>
    <dc:date>2017-05-18T20:49:41.216832458</dc:date>
    <meta:editing-duration>PT6M33S</meta:editing-duration>
    <meta:editing-cycles>9</meta:editing-cycles>
    <meta:generator>LibreOffice/5.3.1.2$Linux_X86_64 LibreOffice_project/30m0$Build-2</meta:generator>
    <meta:document-statistic meta:table-count="0" meta:image-count="0" meta:object-count="0" meta:page-count="1" meta:paragraph-count="44" meta:word-count="317" meta:character-count="2467" meta:non-whitespace-character-count="1991"/>
  </office:meta>
</office:document-meta>
</file>